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dd4" officeooo:paragraph-rsid="000bfdd4"/>
    </style:style>
    <style:style style:name="P2" style:family="paragraph" style:parent-style-name="Standard">
      <style:text-properties officeooo:paragraph-rsid="000bfdd4"/>
    </style:style>
    <style:style style:name="T1" style:family="text">
      <style:text-properties officeooo:rsid="000bf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UJET :</text:p>
      <text:p text:style-name="P1"/>
      <text:p text:style-name="P1">Sujet pour aujourd'hui : l'open data et son utilité dans le cadre de l'IA. Pour les groupes, on repart sur les groupes d'hier, on va faire simple.</text:p>
      <text:p text:style-name="P1"/>
      <text:p text:style-name="P1"/>
      <text:p text:style-name="P1"/>
      <text:p text:style-name="P1">Liens législation &amp; cadre juridique</text:p>
      <text:p text:style-name="P1"/>
      <text:p text:style-name="P1"><text:a xlink:type="simple" xlink:href="https://datactivist.coop/ardeche/rapport/partie2.html" text:style-name="Internet_20_link" text:visited-style-name="Visited_20_Internet_20_Link">https://datactivist.coop/ardeche/rapport/partie2.html</text:a></text:p>
      <text:p text:style-name="P1"/>
      <text:p text:style-name="P1"/>
      <text:p text:style-name="P1"/>
      <text:p text:style-name="P2"><text:span text:style-name="T1">Q</text:span>uelles sont les analogies entre l'open data et l'open source ? </text:p>
      <text:p text:style-name="P1"/>
      <text:p text:style-name="P1"/>
      <text:p text:style-name="P1"><text:a xlink:type="simple" xlink:href="https://www.journaldunet.com/ebusiness/le-net/1129810-quelles-sont-les-analogies-entre-l-open-data-et-l-open-source/" text:style-name="Internet_20_link" text:visited-style-name="Visited_20_Internet_20_Link">https://www.journaldunet.com/ebusiness/le-net/1129810-quelles-sont-les-analogies-entre-l-open-data-et-l-open-source/</text:a></text:p>
      <text:p text:style-name="P1"/>
      <text:p text:style-name="P1"/>
      <text:p text:style-name="P1"/>
      <text:p text:style-name="P1">RECOMMANDATIONS :</text:p>
      <text:p text:style-name="P1">Voir Kaggale : pour les données (dataset) internation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0:25:51.865434322</meta:creation-date>
    <dc:date>2021-04-01T14:34:02.165899451</dc:date>
    <meta:editing-duration>PT3H58M</meta:editing-duration>
    <meta:editing-cycles>1</meta:editing-cycles>
    <meta:document-statistic meta:table-count="0" meta:image-count="0" meta:object-count="0" meta:page-count="1" meta:paragraph-count="8" meta:word-count="57" meta:character-count="494" meta:non-whitespace-character-count="444"/>
    <meta:generator>LibreOffice/6.0.7.3$Linux_X86_64 LibreOffice_project/00m0$Build-3</meta:generator>
  </office:meta>
</office:document-meta>
</file>